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text-underline-style="none" fo:font-weight="normal" officeooo:rsid="0023814f" officeooo:paragraph-rsid="0023814f" style:font-size-asian="11pt" style:font-weight-asian="normal" style:font-size-complex="11pt" style:font-weight-complex="normal"/>
    </style:style>
    <style:style style:name="P2" style:family="paragraph" style:parent-style-name="Standard">
      <style:text-properties fo:font-size="11pt" style:text-underline-style="solid" style:text-underline-width="auto" style:text-underline-color="font-color" fo:font-weight="bold" officeooo:rsid="0014be0c" officeooo:paragraph-rsid="0014be0c" style:font-size-asian="11pt" style:font-weight-asian="bold" style:font-size-complex="11pt" style:font-weight-complex="bold"/>
    </style:style>
    <style:style style:name="P3" style:family="paragraph" style:parent-style-name="Standard">
      <style:text-properties fo:font-weight="normal" officeooo:rsid="002642ce" officeooo:paragraph-rsid="002642ce" style:font-weight-asian="normal" style:font-weight-complex="normal"/>
    </style:style>
    <style:style style:name="P4" style:family="paragraph" style:parent-style-name="Standard" style:list-style-name="L1">
      <style:text-properties officeooo:paragraph-rsid="00292936"/>
    </style:style>
    <style:style style:name="P5" style:family="paragraph" style:parent-style-name="Standard" style:list-style-name="L1">
      <style:text-properties fo:font-size="11pt" officeooo:rsid="0014be0c" officeooo:paragraph-rsid="0014be0c" style:font-size-asian="11pt" style:font-size-complex="11pt"/>
    </style:style>
    <style:style style:name="P6" style:family="paragraph" style:parent-style-name="Standard" style:list-style-name="L1">
      <style:text-properties fo:font-size="11pt" officeooo:rsid="0014f6ba" officeooo:paragraph-rsid="0014f6ba" style:font-size-asian="11pt" style:font-size-complex="11pt"/>
    </style:style>
    <style:style style:name="P7" style:family="paragraph" style:parent-style-name="Standard" style:list-style-name="L1">
      <style:text-properties fo:font-size="11pt" officeooo:rsid="0015ba0d" officeooo:paragraph-rsid="0015ba0d" style:font-size-asian="11pt" style:font-size-complex="11pt"/>
    </style:style>
    <style:style style:name="P8" style:family="paragraph" style:parent-style-name="Standard" style:list-style-name="L1">
      <style:text-properties fo:font-size="11pt" officeooo:rsid="00171aa0" officeooo:paragraph-rsid="00171aa0" style:font-size-asian="11pt" style:font-size-complex="11pt"/>
    </style:style>
    <style:style style:name="P9" style:family="paragraph" style:parent-style-name="Standard" style:list-style-name="L1">
      <style:text-properties fo:font-size="11pt" officeooo:rsid="0017a8b0" officeooo:paragraph-rsid="0017a8b0" style:font-size-asian="11pt" style:font-size-complex="11pt"/>
    </style:style>
    <style:style style:name="P10" style:family="paragraph" style:parent-style-name="Standard" style:list-style-name="L1">
      <style:text-properties fo:font-size="11pt" officeooo:rsid="00192a92" officeooo:paragraph-rsid="00192a92" style:font-size-asian="11pt" style:font-size-complex="11pt"/>
    </style:style>
    <style:style style:name="P11" style:family="paragraph" style:parent-style-name="Standard" style:list-style-name="L1">
      <style:text-properties fo:font-size="11pt" officeooo:rsid="001bb6af" officeooo:paragraph-rsid="001bb6af" style:font-size-asian="11pt" style:font-size-complex="11pt"/>
    </style:style>
    <style:style style:name="P12" style:family="paragraph" style:parent-style-name="Standard" style:list-style-name="L1">
      <style:text-properties fo:font-size="11pt" officeooo:rsid="001da323" officeooo:paragraph-rsid="001da323" style:font-size-asian="11pt" style:font-size-complex="11pt"/>
    </style:style>
    <style:style style:name="P13" style:family="paragraph" style:parent-style-name="Standard" style:list-style-name="L1">
      <style:text-properties fo:font-size="11pt" officeooo:rsid="001f231d" officeooo:paragraph-rsid="001f231d" style:font-size-asian="11pt" style:font-size-complex="11pt"/>
    </style:style>
    <style:style style:name="P14" style:family="paragraph" style:parent-style-name="Standard" style:list-style-name="L1">
      <style:text-properties fo:font-size="11pt" style:text-underline-style="none" fo:font-weight="normal" officeooo:rsid="001f231d" officeooo:paragraph-rsid="001f231d" style:font-size-asian="11pt" style:font-weight-asian="normal" style:font-size-complex="11pt" style:font-weight-complex="normal"/>
    </style:style>
    <style:style style:name="P15" style:family="paragraph" style:parent-style-name="Standard" style:list-style-name="L1">
      <style:text-properties fo:font-size="11pt" style:text-underline-style="none" fo:font-weight="normal" officeooo:rsid="00206097" officeooo:paragraph-rsid="00206097" style:font-size-asian="11pt" style:font-weight-asian="normal" style:font-size-complex="11pt" style:font-weight-complex="normal"/>
    </style:style>
    <style:style style:name="P16" style:family="paragraph" style:parent-style-name="Standard" style:list-style-name="L1">
      <style:text-properties fo:font-size="11pt" style:text-underline-style="none" fo:font-weight="normal" officeooo:rsid="0021fab4" officeooo:paragraph-rsid="0021fab4" style:font-size-asian="11pt" style:font-weight-asian="normal" style:font-size-complex="11pt" style:font-weight-complex="normal"/>
    </style:style>
    <style:style style:name="P17" style:family="paragraph" style:parent-style-name="Standard" style:list-style-name="L1">
      <style:text-properties fo:font-size="11pt" style:text-underline-style="none" fo:font-weight="normal" officeooo:rsid="0022112d" officeooo:paragraph-rsid="0022112d" style:font-size-asian="11pt" style:font-weight-asian="normal" style:font-size-complex="11pt" style:font-weight-complex="normal"/>
    </style:style>
    <style:style style:name="P18" style:family="paragraph" style:parent-style-name="Standard" style:list-style-name="L1">
      <style:text-properties fo:font-size="11pt" style:text-underline-style="none" fo:font-weight="normal" officeooo:rsid="0023814f" officeooo:paragraph-rsid="0023814f" style:font-size-asian="11pt" style:font-weight-asian="normal" style:font-size-complex="11pt" style:font-weight-complex="normal"/>
    </style:style>
    <style:style style:name="P19" style:family="paragraph" style:parent-style-name="Standard" style:list-style-name="L1">
      <style:text-properties fo:font-size="14pt" style:text-underline-style="solid" style:text-underline-width="auto" style:text-underline-color="font-color" fo:font-weight="bold" officeooo:rsid="0014f6ba" officeooo:paragraph-rsid="0014f6ba" style:font-size-asian="14pt" style:font-weight-asian="bold" style:font-size-complex="14pt" style:font-weight-complex="bold"/>
    </style:style>
    <style:style style:name="P20" style:family="paragraph" style:parent-style-name="Standard" style:list-style-name="L1">
      <style:text-properties fo:font-size="14pt" style:text-underline-style="solid" style:text-underline-width="auto" style:text-underline-color="font-color" fo:font-weight="bold" officeooo:rsid="0027f99d" officeooo:paragraph-rsid="0027f99d" style:font-size-asian="14pt" style:font-weight-asian="bold" style:font-size-complex="14pt" style:font-weight-complex="bold"/>
    </style:style>
    <style:style style:name="P21" style:family="paragraph" style:parent-style-name="Standard" style:list-style-name="L1">
      <style:text-properties officeooo:rsid="0023814f" officeooo:paragraph-rsid="0023814f"/>
    </style:style>
    <style:style style:name="P22" style:family="paragraph" style:parent-style-name="Standard" style:list-style-name="L1">
      <style:text-properties style:text-underline-style="solid" style:text-underline-width="auto" style:text-underline-color="font-color" fo:font-weight="bold" officeooo:rsid="00248091" officeooo:paragraph-rsid="00248091" style:font-weight-asian="bold" style:font-weight-complex="bold"/>
    </style:style>
    <style:style style:name="P23" style:family="paragraph" style:parent-style-name="Standard" style:list-style-name="L3">
      <style:text-properties style:text-underline-style="solid" style:text-underline-width="auto" style:text-underline-color="font-color" fo:font-weight="bold" officeooo:rsid="001f231d" officeooo:paragraph-rsid="001f231d" style:font-weight-asian="bold" style:font-weight-complex="bold"/>
    </style:style>
    <style:style style:name="P24" style:family="paragraph" style:parent-style-name="Standard" style:list-style-name="L1">
      <style:text-properties officeooo:rsid="00248091" officeooo:paragraph-rsid="00248091"/>
    </style:style>
    <style:style style:name="P25" style:family="paragraph" style:parent-style-name="Standard" style:list-style-name="L1">
      <style:text-properties fo:font-weight="normal" officeooo:rsid="002642ce" officeooo:paragraph-rsid="002642ce" style:font-weight-asian="normal" style:font-weight-complex="normal"/>
    </style:style>
    <style:style style:name="P26" style:family="paragraph" style:parent-style-name="Standard" style:list-style-name="L2">
      <style:text-properties fo:font-weight="normal" officeooo:rsid="002642ce" officeooo:paragraph-rsid="002642ce" style:font-weight-asian="normal" style:font-weight-complex="normal"/>
    </style:style>
    <style:style style:name="P27" style:family="paragraph" style:parent-style-name="Standard" style:list-style-name="L1">
      <style:text-properties fo:font-weight="normal" officeooo:rsid="0027f99d" officeooo:paragraph-rsid="0027f99d" style:font-weight-asian="normal" style:font-weight-complex="normal"/>
    </style:style>
    <style:style style:name="P28" style:family="paragraph" style:parent-style-name="Standard" style:list-style-name="L1">
      <style:text-properties fo:font-weight="normal" officeooo:rsid="0021edc5" officeooo:paragraph-rsid="0027f99d" style:font-weight-asian="normal" style:font-weight-complex="normal"/>
    </style:style>
    <style:style style:name="P29" style:family="paragraph" style:parent-style-name="Standard" style:list-style-name="L1">
      <style:text-properties fo:font-weight="normal" officeooo:rsid="0018db2d" officeooo:paragraph-rsid="0027f99d" style:font-weight-asian="normal" style:font-weight-complex="normal"/>
    </style:style>
    <style:style style:name="P30" style:family="paragraph" style:parent-style-name="Standard" style:list-style-name="L1">
      <style:text-properties officeooo:rsid="0021edc5" officeooo:paragraph-rsid="0027f99d"/>
    </style:style>
    <style:style style:name="P31" style:family="paragraph" style:parent-style-name="Standard" style:list-style-name="L1">
      <style:text-properties officeooo:rsid="0018db2d" officeooo:paragraph-rsid="0027f99d"/>
    </style:style>
    <style:style style:name="P32" style:family="paragraph" style:parent-style-name="Standard" style:list-style-name="L4">
      <style:text-properties style:font-name="Liberation Serif" fo:font-size="11pt" officeooo:paragraph-rsid="0027f99d" style:font-size-asian="11pt" style:font-size-complex="11pt"/>
    </style:style>
    <style:style style:name="P33" style:family="paragraph" style:parent-style-name="Standard" style:list-style-name="L1">
      <style:text-properties style:font-name="Liberation Serif" fo:font-size="11pt" officeooo:paragraph-rsid="00292936" style:font-size-asian="11pt" style:font-size-complex="11pt"/>
    </style:style>
    <style:style style:name="P34" style:family="paragraph" style:parent-style-name="Standard" style:list-style-name="L1">
      <style:text-properties style:font-name="Liberation Serif" fo:font-size="11pt" officeooo:rsid="0018db2d" officeooo:paragraph-rsid="00292936" style:font-size-asian="11pt" style:font-size-complex="11pt"/>
    </style:style>
    <style:style style:name="P35" style:family="paragraph" style:parent-style-name="Standard" style:list-style-name="L11">
      <style:text-properties style:font-name="Liberation Serif" fo:font-size="11pt" officeooo:paragraph-rsid="00292936" style:font-size-asian="11pt" style:font-size-complex="11pt"/>
    </style:style>
    <style:style style:name="P36" style:family="paragraph" style:parent-style-name="Standard" style:list-style-name="L1">
      <style:text-properties style:font-name="Liberation Serif" fo:font-size="11pt" officeooo:rsid="001939a9" officeooo:paragraph-rsid="00292936" style:font-size-asian="11pt" style:font-size-complex="11pt"/>
    </style:style>
    <style:style style:name="P37" style:family="paragraph" style:parent-style-name="Standard" style:list-style-name="L1">
      <style:text-properties style:font-name="Liberation Serif" fo:font-size="11pt" officeooo:rsid="0021b71f" officeooo:paragraph-rsid="00292936" style:font-size-asian="11pt" style:font-size-complex="11pt"/>
    </style:style>
    <style:style style:name="P38" style:family="paragraph" style:parent-style-name="Standard" style:list-style-name="L4">
      <style:text-properties style:font-name="Liberation Serif" fo:font-size="11pt" officeooo:rsid="002aaa0f" officeooo:paragraph-rsid="002aaa0f" style:font-size-asian="11pt" style:font-size-complex="11pt"/>
    </style:style>
    <style:style style:name="P39" style:family="paragraph" style:parent-style-name="Standard" style:list-style-name="L1">
      <style:text-properties style:font-name="Liberation Serif" fo:font-size="11pt" fo:font-weight="normal" officeooo:rsid="0018db2d" officeooo:paragraph-rsid="0027f99d" style:font-size-asian="11pt" style:font-weight-asian="normal" style:font-size-complex="11pt" style:font-weight-complex="normal"/>
    </style:style>
    <style:style style:name="P40" style:family="paragraph" style:parent-style-name="Standard" style:list-style-name="L1">
      <style:text-properties style:font-name="Liberation Serif" fo:font-size="11pt" fo:font-weight="normal" officeooo:rsid="0018db2d" officeooo:paragraph-rsid="00292936" style:font-size-asian="11pt" style:font-weight-asian="normal" style:font-size-complex="11pt" style:font-weight-complex="normal"/>
    </style:style>
    <style:style style:name="P41" style:family="paragraph" style:parent-style-name="Standard" style:list-style-name="L1">
      <style:text-properties officeooo:rsid="001939a9" officeooo:paragraph-rsid="00292936"/>
    </style:style>
    <style:style style:name="P42" style:family="paragraph" style:parent-style-name="Standard" style:list-style-name="L1">
      <style:text-properties officeooo:rsid="002a7825" officeooo:paragraph-rsid="002a7825"/>
    </style:style>
    <style:style style:name="P43" style:family="paragraph" style:parent-style-name="Standard" style:list-style-name="L1">
      <style:text-properties officeooo:rsid="002aaa0f" officeooo:paragraph-rsid="002aaa0f"/>
    </style:style>
    <style:style style:name="P44" style:family="paragraph" style:parent-style-name="Standard" style:list-style-name="L1">
      <style:text-properties officeooo:rsid="002b5a83" officeooo:paragraph-rsid="002b5a83"/>
    </style:style>
    <style:style style:name="P45" style:family="paragraph" style:parent-style-name="Standard" style:list-style-name="L1">
      <style:text-properties officeooo:rsid="002cfa99" officeooo:paragraph-rsid="002cfa99"/>
    </style:style>
    <style:style style:name="T1" style:family="text">
      <style:text-properties officeooo:rsid="0014f6ba"/>
    </style:style>
    <style:style style:name="T2" style:family="text">
      <style:text-properties fo:font-weight="bold" style:font-weight-asian="bold" style:font-weight-complex="bold"/>
    </style:style>
    <style:style style:name="T3" style:family="text">
      <style:text-properties officeooo:rsid="0015ba0d"/>
    </style:style>
    <style:style style:name="T4" style:family="text">
      <style:text-properties officeooo:rsid="001b13a2"/>
    </style:style>
    <style:style style:name="T5" style:family="text">
      <style:text-properties style:text-underline-style="none"/>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3814f" style:font-weight-asian="bold" style:font-weight-complex="bold"/>
    </style:style>
    <style:style style:name="T8" style:family="text">
      <style:text-properties fo:font-size="14pt" style:font-size-asian="14pt" style:font-size-complex="14pt"/>
    </style:style>
    <style:style style:name="T9" style:family="text">
      <style:text-properties officeooo:rsid="0023814f"/>
    </style:style>
    <style:style style:name="T10" style:family="text">
      <style:text-properties officeooo:rsid="0021edc5"/>
    </style:style>
    <style:style style:name="T11" style:family="text">
      <style:text-properties fo:font-variant="normal" fo:text-transform="none" fo:color="#222222" fo:letter-spacing="normal" fo:font-style="normal"/>
    </style:style>
    <style:style style:name="T12" style:family="text">
      <style:text-properties fo:font-variant="normal" fo:text-transform="none" fo:color="#222222" fo:letter-spacing="normal" fo:font-style="normal" fo:font-weight="normal" style:font-weight-asian="normal" style:font-weight-complex="normal"/>
    </style:style>
    <style:style style:name="T13" style:family="text">
      <style:text-properties fo:font-variant="normal" fo:text-transform="none" fo:color="#222222" fo:letter-spacing="normal" fo:font-style="normal" fo:font-weight="normal" officeooo:rsid="00292936" style:font-weight-asian="normal" style:font-weight-complex="normal"/>
    </style:style>
    <style:style style:name="T14" style:family="text">
      <style:text-properties fo:font-variant="normal" fo:text-transform="none" fo:color="#222222" fo:letter-spacing="normal" fo:font-style="normal" fo:font-weight="normal" officeooo:rsid="0018db2d" style:font-weight-asian="normal" style:font-weight-complex="normal"/>
    </style:style>
    <style:style style:name="T15" style:family="text">
      <style:text-properties fo:font-variant="normal" fo:text-transform="none" fo:color="#222222" fo:letter-spacing="normal" fo:font-style="normal" fo:font-weight="normal" officeooo:rsid="0021edc5" style:font-weight-asian="normal" style:font-weight-complex="normal"/>
    </style:style>
    <style:style style:name="T16" style:family="text">
      <style:text-properties fo:font-variant="normal" fo:text-transform="none" fo:color="#222222" style:font-name="Liberation Serif" fo:font-size="11pt" fo:letter-spacing="normal" fo:font-style="normal" fo:font-weight="normal" style:font-size-asian="11pt" style:font-weight-asian="normal" style:font-size-complex="11pt" style:font-weight-complex="normal"/>
    </style:style>
    <style:style style:name="T17" style:family="text">
      <style:text-properties fo:font-variant="normal" fo:text-transform="none" fo:color="#222222" style:font-name="Liberation Serif" fo:font-size="11pt" fo:letter-spacing="normal" fo:font-style="normal" fo:font-weight="normal" officeooo:rsid="0018db2d" style:font-size-asian="11pt" style:font-weight-asian="normal" style:font-size-complex="11pt" style:font-weight-complex="normal"/>
    </style:style>
    <style:style style:name="T18" style:family="text">
      <style:text-properties fo:font-variant="normal" fo:text-transform="none" fo:color="#222222" style:font-name="Liberation Serif" fo:font-size="11pt" fo:letter-spacing="normal" fo:font-style="normal" fo:font-weight="normal" officeooo:rsid="0021edc5" style:font-size-asian="11pt" style:font-weight-asian="normal" style:font-size-complex="11pt" style:font-weight-complex="normal"/>
    </style:style>
    <style:style style:name="T19" style:family="text">
      <style:text-properties fo:font-variant="normal" fo:text-transform="none" fo:color="#222222" style:font-name="Liberation Serif" fo:font-size="11pt" fo:letter-spacing="normal" fo:font-style="normal" fo:font-weight="normal" officeooo:rsid="0021b71f" style:font-size-asian="11pt" style:font-weight-asian="normal" style:font-size-complex="11pt" style:font-weight-complex="normal"/>
    </style:style>
    <style:style style:name="T20" style:family="text">
      <style:text-properties fo:font-variant="normal" fo:text-transform="none" fo:color="#222222" style:font-name="Liberation Serif" fo:font-size="11pt" fo:letter-spacing="normal" fo:font-style="normal" fo:font-weight="normal" officeooo:rsid="002cfa99"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text:tab/></text:span><text:span text:style-name="T8">Lecture -1</text:span></text:p>
      <text:list xml:id="list3044120882" text:style-name="L1">
        <text:list-item>
          <text:p text:style-name="P5">When we using three for loops, the order of the loop will effects the perfo<text:span text:style-name="T1">r</text:span>mance, that means if the looping can reduce depending the running program again and depends on its cache, the perfo<text:span text:style-name="T1">r</text:span>mance will increase.</text:p>
          <text:list>
            <text:list-header>
              <text:p text:style-name="P5">We can also group the contents. Ie when we multiplying two metrix, the second metrix always want to run for each row of the resultant matrix. So grouping the matix into smaller matrix will increas the perfo<text:span text:style-name="T1">r</text:span>mance.</text:p>
            </text:list-header>
          </text:list>
        </text:list-item>
        <text:list-item>
          <text:p text:style-name="P5"><text:span text:style-name="T2">cilk_for</text:span> – this is the method used to run parallel. When we make the outer for loop run parallel then the perfomance will increase. But when making the inner for loop run parallel the performance will depends.</text:p>
        </text:list-item>
        <text:list-item>
          <text:p text:style-name="P5">Depends more on cache. Getting data from the cache is easy.</text:p>
          <text:list>
            <text:list-header>
              <text:p text:style-name="P5">Levels of cache. L1 L2 DRAM etc</text:p>
              <text:p text:style-name="P5"/>
            </text:list-header>
          </text:list>
          <text:p text:style-name="P19">Lecutre -2 : Bently rule for optimisation</text:p>
        </text:list-item>
        <text:list-item>
          <text:p text:style-name="P6">Reduce the work </text:p>
        </text:list-item>
        <text:list-item>
          <text:p text:style-name="P6">If we have to run something manytimes include that in source code and run that in compilation time. <text:span text:style-name="T3">That is pack the data that we often using and decode it when needs.</text:span></text:p>
        </text:list-item>
        <text:list-item>
          <text:p text:style-name="P7">Augmentation – means if we want to add two list, first it will go to the end of the first list, so if the first list is very large then it takes too much time. So add augmentation at the begining to link to tail of the list.</text:p>
        </text:list-item>
        <text:list-item>
          <text:p text:style-name="P6">Search first in the cache, if not try check whether saving that in cache will increase the performance or not. That means when we needs the same date again and again its better to search in cache.</text:p>
        </text:list-item>
        <text:list-item>
          <text:p text:style-name="P8">The idea of exploiting sparsity is to avoid storing and computing zeros. Because we already know the answer like adition with zero is the number and multiply with zero is zero etc.</text:p>
          <text:list>
            <text:list-header>
              <text:p text:style-name="P9">CSR – compressed representation of matrix will help to represent metrix element with two row ie row with index, and values , this will reduce the work of matrix multiplication of matrix which have more zero elements.</text:p>
            </text:list-header>
          </text:list>
        </text:list-item>
        <text:list-item>
          <text:p text:style-name="P10">Constant folding and propogation</text:p>
          <text:list>
            <text:list-header>
              <text:p text:style-name="P10">The idea of constant folding and propogation is to evaluate <text:span text:style-name="T4">constant expressions and substitute the result into further expressions, all during compilation.</text:span></text:p>
            </text:list-header>
          </text:list>
        </text:list-item>
        <text:list-item>
          <text:p text:style-name="P11">Common-Subexpression Elimination:</text:p>
          <text:list>
            <text:list-header>
              <text:p text:style-name="P11">The idea of it is to avoid computing the same expression multiple times by evaluating the expression once and storing the result for later use.</text:p>
            </text:list-header>
          </text:list>
        </text:list-item>
        <text:list-item>
          <text:p text:style-name="P11">Algebraic Identities</text:p>
          <text:list>
            <text:list-header>
              <text:p text:style-name="P11">The idea of exploiting algebraic identities is to replace expensive algebraic expressions with algebraic equivalents that requires less work.</text:p>
            </text:list-header>
          </text:list>
        </text:list-item>
        <text:list-item>
          <text:p text:style-name="P12">Short-Circuiting:</text:p>
          <text:list>
            <text:list-header>
              <text:p text:style-name="P12">When performing a series of tests, the idea of short circuiting is to stop evaluating as soon as you know the answer.</text:p>
            </text:list-header>
          </text:list>
        </text:list-item>
        <text:list-item>
          <text:p text:style-name="P12">Ordering Tests:</text:p>
          <text:list>
            <text:list-header>
              <text:p text:style-name="P12">Consider code that executes a sequence of logical tests. The idea of ordering tests is to perform those that are more often “successful”-a particular alternative is selected by the test - <text:s/>before tests that are rarely successful. Similarly, inexpensive tests should precede expensive ones. </text:p>
            </text:list-header>
          </text:list>
        </text:list-item>
        <text:list-item>
          <text:p text:style-name="P13">Combining Tests:</text:p>
          <text:list>
            <text:list-header>
              <text:p text:style-name="P13">The idea of combining tests is to replace a sequence of tests with one test or switch. (swich is used with case for multiple if statement in C )</text:p>
            </text:list-header>
          </text:list>
          <text:p text:style-name="P13"><text:span text:style-name="T6">Loop optimi</text:span><text:span text:style-name="T7">z</text:span><text:span text:style-name="T6">ation</text:span></text:p>
        </text:list-item>
        <text:list-item>
          <text:p text:style-name="P14">Hoisting:</text:p>
          <text:p text:style-name="P14">The goal of hoisting – also called loop-invariant code motion – is to avoid recomputing loop-invariant code each time through the body of loop. </text:p>
          <text:p text:style-name="P15">That means if some expression req one time calculation, then assign it to a variable. So we can avoid loop to iteration to calculate this exp every time.</text:p>
        </text:list-item>
        <text:list-item>
          <text:p text:style-name="P15">Sentinels:</text:p>
          <text:list>
            <text:list-header>
              <text:p text:style-name="P15">Sentinels are special dummy values placed in a data structure to simplify the logic of boundary conditions, and in particular, the handling of loop-exit tests.</text:p>
            </text:list-header>
          </text:list>
        </text:list-item>
        <text:list-item>
          <text:p text:style-name="P16">Loop unrolling:</text:p>
          <text:list>
            <text:list-header>
              <text:p text:style-name="P16">Loop unrolling attempts to save work by combining several consecutive iterations of a loop into a single iteration, thereby reducing the total number of iterations of the loop and, consequently, the number of times that the instructions that control the loop must be executed.</text:p>
              <text:p text:style-name="P17"><text:soft-page-break/>(Reducing the numbere of optimisation means increase the loop increment number and add some iterations manually inside the loop body.This will increase the loop body , that will help the compiler to optimi<text:span text:style-name="T9">z</text:span>e the loop.)</text:p>
              <text:list>
                <text:list-header>
                  <text:p text:style-name="P17">Full loop unrolling: All iterations are unrolled</text:p>
                  <text:p text:style-name="P17">Partial loop unrolling: Several, but not all, of the iterations are unrolled.</text:p>
                  <text:p text:style-name="P18">Benefits:</text:p>
                  <text:list>
                    <text:list-item>
                      <text:p text:style-name="P18">Lower number of instructions in loop control code</text:p>
                    </text:list-item>
                    <text:list-item>
                      <text:p text:style-name="P18">Enables more compiler optimization</text:p>
                    </text:list-item>
                  </text:list>
                </text:list-header>
              </text:list>
            </text:list-header>
          </text:list>
        </text:list-item>
      </text:list>
      <text:p text:style-name="P1"><text:tab/><text:tab/>Unrolling too much can cause poor use of instruction cache.</text:p>
      <text:list xml:id="list162723286794193" text:continue-numbering="true" text:style-name="L1">
        <text:list-item>
          <text:p text:style-name="P18">Loop Fusion:</text:p>
          <text:list>
            <text:list-header>
              <text:p text:style-name="P18">The idea of loop fusion- also called jamming – is to combine multiple loops over the same index range into a single loop body, therby saving the overhead of loop control.</text:p>
            </text:list-header>
          </text:list>
        </text:list-item>
        <text:list-item>
          <text:p text:style-name="P21">Eliminating Wasted Iterations:</text:p>
          <text:list>
            <text:list-header>
              <text:p text:style-name="P21">The idea of eliminating wasted iterations is to modify loop bounds to avoid executing loop iterations over essentially empty loop bodies.</text:p>
            </text:list-header>
          </text:list>
          <text:p text:style-name="P22">Funcions</text:p>
        </text:list-item>
        <text:list-item>
          <text:p text:style-name="P24">Inlining:</text:p>
          <text:list>
            <text:list-header>
              <text:p text:style-name="P24">The idea of inlining is to avoid the overhead of a fuction call by replacing a call to the function with the body of the function itself.</text:p>
              <text:p text:style-name="P24">(in C language we can declare the sub-fuction that we want to call from the main fuction as <text:span text:style-name="T2">static inline )</text:span></text:p>
            </text:list-header>
          </text:list>
        </text:list-item>
        <text:list-item>
          <text:p text:style-name="P25">Tail-Recursion Elimination:</text:p>
          <text:list>
            <text:list-header>
              <text:p text:style-name="P25">The idea of tail-recursion elimination is to replace a recursive call that occurs as the last step of a function with a branch, saving function-call overhead.</text:p>
            </text:list-header>
          </text:list>
        </text:list-item>
        <text:list-item>
          <text:p text:style-name="P25">Coarsening Recursion:</text:p>
          <text:list>
            <text:list-header>
              <text:p text:style-name="P25">The idea of coarsening recursion is to increase the size of the base case and handle it with more efficient code that avoids function-call overhead.</text:p>
            </text:list-header>
          </text:list>
        </text:list-item>
      </text:list>
      <text:p text:style-name="P3"/>
      <text:list xml:id="list3965860146" text:style-name="L2">
        <text:list-item>
          <text:p text:style-name="P26">Avoid premature optimization. First get correct working code. Then optimize, preserving correctness by regression testing.</text:p>
        </text:list-item>
        <text:list-item>
          <text:p text:style-name="P26">Reducing the work of a program does not necessarily decrease its running time, but it is a good heuristic.</text:p>
        </text:list-item>
        <text:list-item>
          <text:p text:style-name="P26">The compiler automates many low-level optimizations.</text:p>
        </text:list-item>
        <text:list-item>
          <text:p text:style-name="P26">To tell if the compiler is actually performing a particular optimization, look at the assembly code.</text:p>
        </text:list-item>
      </text:list>
      <text:list xml:id="list162723024983787" text:continue-list="list162723286794193" text:style-name="L1">
        <text:list-header>
          <text:p text:style-name="P27"/>
        </text:list-header>
        <text:list-item>
          <text:p text:style-name="P20">Lecture -3 : Bit Hacks</text:p>
        </text:list-item>
        <text:list-item>
          <text:p text:style-name="P30">Binary of 2 power numbers</text:p>
          <text:p text:style-name="P28"><text:tab/>2 – 10<text:tab/><text:tab/>4 – 100 <text:tab/>8 – 1000 <text:tab/>16 – 10000 etc.</text:p>
        </text:list-item>
        <text:list-item>
          <text:p text:style-name="P29">~ - negation sign , ie compliment</text:p>
        </text:list-item>
        <text:list-item>
          <text:p text:style-name="P31">^ - Exclusive OR (only 0-1 count as 1, all other combination will count as zero)</text:p>
        </text:list-item>
      </text:list>
      <text:list xml:id="list779636666" text:style-name="L4">
        <text:list-item>
          <text:p text:style-name="P32"><text:span text:style-name="T10">XOR of a number with itself is zero</text:span></text:p>
        </text:list-item>
        <text:list-item>
          <text:p text:style-name="P32"><text:span text:style-name="T10"><text:tab/>XOR of a number with zero is itself</text:span></text:p>
        </text:list-item>
        <text:list-item>
          <text:p text:style-name="P32"><text:span text:style-name="T10"><text:tab/>XOR is associative and commutative</text:span></text:p>
        </text:list-item>
        <text:list-item>
          <text:p text:style-name="P38">(x ^ y) ^ y = x</text:p>
        </text:list-item>
      </text:list>
      <text:list xml:id="list162722794073362" text:continue-list="list162723024983787" text:style-name="L1">
        <text:list-item>
          <text:p text:style-name="P39">1+1 will gives zero</text:p>
        </text:list-item>
        <text:list-item>
          <text:p text:style-name="P40"><text:span text:style-name="T11">Unsigned can hold a larger positive value, and no negative value. </text:span></text:p>
          <text:list>
            <text:list-header>
              <text:p text:style-name="P4"><text:span text:style-name="T17">Unsigned uses the leading bit as a part of the value.</text:span></text:p>
            </text:list-header>
          </text:list>
        </text:list-item>
        <text:list-item>
          <text:p text:style-name="P33"><text:span text:style-name="T13">S</text:span><text:span text:style-name="T14">igned version uses the left-most-bit to identify if the number is positive or negative.</text:span></text:p>
          <text:list>
            <text:list-header>
              <text:p text:style-name="P33"><text:span text:style-name="T13">S</text:span><text:span text:style-name="T14">igned integers can hold both positive and negative numbers.</text:span></text:p>
            </text:list-header>
          </text:list>
        </text:list-item>
        <text:list-item>
          <text:p text:style-name="P33"><text:span text:style-name="T14">one’s compliment – compliment of the number, this will use for unsigned numbers.</text:span></text:p>
        </text:list-item>
        <text:list-item>
          <text:p text:style-name="P34"><text:span text:style-name="T12">two’s compliment – compliment of the number and add one. We will get the -ve of that number.</text:span></text:p>
        </text:list-item>
      </text:list>
      <text:list xml:id="list295338287" text:style-name="L11">
        <text:list-item>
          <text:p text:style-name="P35"><text:span text:style-name="T15">all the -ve number has its left most digit is one</text:span></text:p>
        </text:list-item>
        <text:list-item>
          <text:p text:style-name="P35"><text:span text:style-name="T15">all the +ve number has its left most digit is zero</text:span></text:p>
        </text:list-item>
      </text:list>
      <text:list xml:id="list162723402538298" text:continue-list="list162722794073362" text:style-name="L1">
        <text:list-item>
          <text:p text:style-name="P36"><text:soft-page-break/>&lt;&lt; n – left shift, multiplies with 2 rise n</text:p>
          <text:p text:style-name="P36"><text:span text:style-name="T15">&gt;&gt;n – ri</text:span><text:span text:style-name="T13">ght</text:span><text:span text:style-name="T15"> shift, divides with 2 rise n</text:span></text:p>
        </text:list-item>
        <text:list-item>
          <text:p text:style-name="P37">unset – no of zeros in a binary number</text:p>
          <text:p text:style-name="P41"><text:span text:style-name="T19">set - <text:s/>no of ones in a binary number<text:tab/></text:span></text:p>
        </text:list-item>
        <text:list-item>
          <text:p text:style-name="P42"><text:span text:style-name="T16">Hex Representation – 0-9 and A-F</text:span></text:p>
          <text:list>
            <text:list-header>
              <text:p text:style-name="P42"><text:span text:style-name="T16">0x - prefix for hex</text:span></text:p>
              <text:p text:style-name="P42"><text:span text:style-name="T16">0b – prefix for binory </text:span></text:p>
            </text:list-header>
          </text:list>
        </text:list-item>
        <text:list-item>
          <text:p text:style-name="P43"><text:span text:style-name="T18">S</text:span><text:span text:style-name="T16">waping two variable without temp</text:span></text:p>
          <text:list>
            <text:list-header>
              <text:p text:style-name="P43"><text:span text:style-name="T16">x = x ^ y</text:span></text:p>
              <text:p text:style-name="P43"><text:span text:style-name="T16">y = x ^ y</text:span></text:p>
              <text:p text:style-name="P43"><text:span text:style-name="T16">x = x ^ y</text:span></text:p>
            </text:list-header>
          </text:list>
        </text:list-item>
        <text:list-item>
          <text:p text:style-name="P44"><text:span text:style-name="T16">min of two int x and y . lets take the min as r </text:span></text:p>
          <text:list>
            <text:list-header>
              <text:p text:style-name="P44"><text:span text:style-name="T16">r = </text:span><text:span text:style-name="T20">y ^</text:span><text:span text:style-name="T16"> </text:span><text:span text:style-name="T20">((x ^ y )</text:span><text:span text:style-name="T16"> </text:span><text:span text:style-name="T20">&amp; </text:span><text:span text:style-name="T16">-(x &lt; <text:s/>y)</text:span><text:span text:style-name="T20">)</text:span></text:p>
              <text:p text:style-name="P45"><text:span text:style-name="T20">i</text:span><text:span text:style-name="T16">n C true is considered as bit 1 and false as bit 0. </text:span></text:p>
            </text:list-header>
          </text:list>
        </text:list-item>
      </text:list>
      <text:list xml:id="list2589371529" text:style-name="L3">
        <text:list-header>
          <text:p text:style-name="P23"/>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9pt" style:font-size-asian="7.84999990463257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5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3:34:32.597436846</meta:creation-date>
    <dc:date>2020-08-22T16:27:21.489554922</dc:date>
    <meta:editing-duration>PT2H42M48S</meta:editing-duration>
    <meta:editing-cycles>11</meta:editing-cycles>
    <meta:generator>LibreOffice/6.4.5.2$Linux_X86_64 LibreOffice_project/40$Build-2</meta:generator>
    <meta:document-statistic meta:table-count="0" meta:image-count="0" meta:object-count="0" meta:page-count="3" meta:paragraph-count="89" meta:word-count="1269" meta:character-count="6967" meta:non-whitespace-character-count="5825"/>
  </office:meta>
</office:document-meta>
</file>